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Liberation Sans"/>
    </style:style>
    <style:style style:name="P2" style:family="paragraph" style:parent-style-name="Header">
      <style:text-properties style:font-name="Liberation Sans" officeooo:rsid="000aa704" officeooo:paragraph-rsid="000aa704"/>
    </style:style>
    <style:style style:name="P3" style:family="paragraph" style:parent-style-name="Header">
      <style:text-properties style:font-name="Liberation Sans" officeooo:rsid="000aa704" officeooo:paragraph-rsid="000db680"/>
    </style:style>
    <style:style style:name="P4" style:family="paragraph" style:parent-style-name="Heading_20_2">
      <style:text-properties officeooo:rsid="000accc9" officeooo:paragraph-rsid="000accc9"/>
    </style:style>
    <style:style style:name="P5" style:family="paragraph" style:parent-style-name="Heading_20_2">
      <style:text-properties style:font-name="Liberation Sans" officeooo:rsid="000accc9" officeooo:paragraph-rsid="000accc9"/>
    </style:style>
    <style:style style:name="P6" style:family="paragraph" style:parent-style-name="Text_20_body">
      <style:paragraph-properties fo:text-align="justify" style:justify-single-word="false"/>
      <style:text-properties style:font-name="Liberation Sans" officeooo:paragraph-rsid="000ccbdf"/>
    </style:style>
    <style:style style:name="P7" style:family="paragraph" style:parent-style-name="Text_20_body">
      <style:paragraph-properties fo:text-align="justify" style:justify-single-word="false"/>
      <style:text-properties style:font-name="Liberation Sans" officeooo:paragraph-rsid="000db680"/>
    </style:style>
    <style:style style:name="P8" style:family="paragraph" style:parent-style-name="Text_20_body" style:list-style-name="L1">
      <style:text-properties style:font-name="Liberation Sans" officeooo:rsid="000fa202" officeooo:paragraph-rsid="000fa202"/>
    </style:style>
    <style:style style:name="P9" style:family="paragraph" style:parent-style-name="Text_20_body" style:list-style-name="L1">
      <style:text-properties style:font-name="Liberation Sans" officeooo:rsid="00114b86" officeooo:paragraph-rsid="00114b86"/>
    </style:style>
    <style:style style:name="P10" style:family="paragraph" style:parent-style-name="Text_20_body" style:list-style-name="L2">
      <style:text-properties style:font-name="Liberation Sans" officeooo:rsid="00114b86" officeooo:paragraph-rsid="00114b86"/>
    </style:style>
    <style:style style:name="P11" style:family="paragraph" style:parent-style-name="Text_20_body" style:list-style-name="L1">
      <style:text-properties style:font-name="Liberation Sans" officeooo:rsid="001261ce" officeooo:paragraph-rsid="001261ce"/>
    </style:style>
    <style:style style:name="T1" style:family="text">
      <style:text-properties officeooo:rsid="000accc9"/>
    </style:style>
    <style:style style:name="T2" style:family="text">
      <style:text-properties officeooo:rsid="000c9916"/>
    </style:style>
    <style:style style:name="T3" style:family="text">
      <style:text-properties officeooo:rsid="000ccbdf"/>
    </style:style>
    <style:style style:name="T4" style:family="text">
      <style:text-properties officeooo:rsid="000db680"/>
    </style:style>
    <style:style style:name="T5" style:family="text">
      <style:text-properties officeooo:rsid="000fa202"/>
    </style:style>
    <style:style style:name="T6" style:family="text">
      <style:text-properties officeooo:rsid="00114b86"/>
    </style:style>
    <style:style style:name="T7" style:family="text">
      <style:text-properties officeooo:rsid="0011a0e5"/>
    </style:style>
    <style:style style:name="T8" style:family="text">
      <style:text-properties officeooo:rsid="001294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Proposal: Grooming Card Interface</text:h>
      <text:h text:style-name="P4" text:outline-level="2">Purpose</text:h>
      <text:p text:style-name="P6"><text:tab/><text:span text:style-name="T1">The animal grooming business requires one to keep track of a large amount of information. This information includes information for the client that cares for the animal, such as client name, phone number, and preferred veterinarian information, as well as things about the animal itself, such as animal name, rabies shot confirmation, breed, and age, among many other items. In addition to this large quantity of </text:span><text:span text:style-name="T2">rudimentary</text:span><text:span text:style-name="T1"> information that needs to be kept </text:span><text:span text:style-name="T2">for bookkeeping purposes</text:span><text:span text:style-name="T1">, which could reasonably be stored in a spreadsheet, there is also </text:span><text:span text:style-name="T2">a need to store descriptive or non-discrete information, such as appointment notes (which services are desired per appointment) and notes of a given animal’s behavior during an appointment. This information needs to be more easily readable by an individual groomer at any given time, a contrast to some of the previous set of information. Commonly, all of th</text:span><text:span text:style-name="T7">is</text:span><text:span text:style-name="T2"> previously mentioned information is stored on small individual paper grooming appointment cards, which can then be physically filed away and accessed later. These cards are handier for quick reference for groomers, but are difficult to manage and cumbersome to store.</text:span></text:p>
      <text:p text:style-name="P6"><text:span text:style-name="T2"><text:tab/>Thus, we propose a digital web application solution named the Grooming Card Interface (GCI). GCI is a simple web application that allows animal groomers to store, search, update, and view grooming card information in a variety of ways without having to worry about the drawbacks </text:span><text:span text:style-name="T3">of accessing and managing physical cards. Our application will be lightweight and will work on most modern web browsers, allowing for easy deployment and use by small grooming businesses. It will also include a database back end for long term storage of all the information entered, as well as interface options for viewing the grooming appointment information in a spreadsheet-like format or as a mock grooming card view, satisfying both of the needs of the information previously discussed.</text:span></text:p>
      <text:h text:style-name="P4" text:outline-level="2">Description</text:h>
      <text:p text:style-name="P7"><text:tab/><text:span text:style-name="T3">The Grooming Card Interface will be a Spring MVC web application using a Postgres database back end, and using simple HTML, CSS, and JavaScript for the front end with Bootstrap utilities. The GCI will consist of a front end displayed in a modern web browser that accesses various REST endpoints created with the Java Spring framework. These REST endpoints access the Postgres database to create, read, update, or delete certain information as specified by the call. The viewable interface will consist of a few different views. The main pages will be spreadsheet-like table views of information. </text:span><text:span text:style-name="T4">Each of these tables will allow for </text:span><text:soft-page-break/><text:span text:style-name="T4">the information seen to be updated and deleted, as well as allowing for new information to be added to the table and for the current information to be search</text:span><text:span text:style-name="T7">ed</text:span><text:span text:style-name="T4"> through a simple search bar. </text:span><text:span text:style-name="T7">Each of the fields of each table of each page will be sortable by clicking the title of each column.</text:span><text:span text:style-name="T4"> </text:span><text:span text:style-name="T3">There w</text:span><text:span text:style-name="T4">ill</text:span><text:span text:style-name="T3"> be a main page that shows basic information </text:span><text:span text:style-name="T4">per client, such as the client name, phone number, and veterinarian information, among other items. This will then include links to similar tables for all of the client’s animals, which will include all of the information for each animal, and all of the client’s appointments, which will include all of the information per appointment with a groomer.</text:span></text:p>
      <text:p text:style-name="P7"><text:span text:style-name="T4"><text:tab/>The main </text:span><text:span text:style-name="T7">client </text:span><text:span text:style-name="T4">page </text:span><text:span text:style-name="T7">(the default home page)</text:span><text:span text:style-name="T4"> will also include a special functionality contained in a button that allows viewing all of the information for a client, including all of the client’s animals information and appointment information, all in a single, </text:span><text:span text:style-name="T5">compact</text:span><text:span text:style-name="T4"> modal card that displays in front of the current page view that is meant to imitate the original physical grooming cards that have been used previously. This will allow for familiarity when viewing a </text:span><text:span text:style-name="T5">set of client information, while still allowing for the advantages of a spreadsheet display.</text:span></text:p>
      <text:h text:style-name="P5" text:outline-level="2">Requirements</text:h>
      <text:list xml:id="list1694793037" text:style-name="L1">
        <text:list-item>
          <text:p text:style-name="P8">The interface must be able to display client, animal, and appointment information in tables on separate pages per information set.</text:p>
        </text:list-item>
        <text:list-item>
          <text:p text:style-name="P8">The interface must be able to display client, animal, and appointment information as one modal card that displays in front of the current page view.</text:p>
        </text:list-item>
        <text:list-item>
          <text:p text:style-name="P8">The interface must persist all displayed information in a Postgres database.</text:p>
        </text:list-item>
        <text:list-item>
          <text:p text:style-name="P8">The interface must allow for creating, reading, updating, and deleting client, animal, and appointment information.</text:p>
        </text:list-item>
        <text:list-item>
          <text:p text:style-name="P8">The interface must be able to perform all functions <text:span text:style-name="T6">except for database persisting in real-time (within 500 milliseconds).</text:span></text:p>
        </text:list-item>
        <text:list-item>
          <text:p text:style-name="P9">The interface must be able to perform any database persisting within 5 seconds.</text:p>
        </text:list-item>
        <text:list-item>
          <text:p text:style-name="P8">The interface front end must be able to run on any modern web browser at the time of the project being released (Firefox, Chrome, Safari).</text:p>
        </text:list-item>
        <text:list-item>
          <text:p text:style-name="P8">The interface must be able to run on Windows or Ubuntu.</text:p>
        </text:list-item>
        <text:list-item>
          <text:p text:style-name="P9">The interface back end web services must use Java Spring Framework.</text:p>
        </text:list-item>
        <text:list-item>
          <text:p text:style-name="P9">The interface back end database must use Postgres.</text:p>
        </text:list-item>
        <text:list-item>
          <text:p text:style-name="P11">The interface back end database must be able to permanently store all persisted information when the application is terminated.</text:p>
        </text:list-item>
        <text:list-item>
          <text:p text:style-name="P11"><text:soft-page-break/>The interface must include a console log separate from the web browser front end to display descriptions of currently running functions that can be persisted and accessed after the application is terminated.</text:p>
        </text:list-item>
        <text:list-item>
          <text:p text:style-name="P9">The interface front end must use HTML, CSS, JavaScript, and Bootstrap.</text:p>
        </text:list-item>
        <text:list-item>
          <text:p text:style-name="P9">The interface must be able to display and manage the following information:</text:p>
        </text:list-item>
      </text:list>
      <text:list xml:id="list3655768204" text:style-name="L2">
        <text:list-item>
          <text:list>
            <text:list-item>
              <text:p text:style-name="P10">Client Page</text:p>
              <text:list>
                <text:list-item>
                  <text:p text:style-name="P10">Name</text:p>
                </text:list-item>
                <text:list-item>
                  <text:p text:style-name="P10">Phone Number</text:p>
                </text:list-item>
                <text:list-item>
                  <text:p text:style-name="P10">Phone Number Alt</text:p>
                </text:list-item>
                <text:list-item>
                  <text:p text:style-name="P10">Vet Name</text:p>
                </text:list-item>
                <text:list-item>
                  <text:p text:style-name="P10">Vet Address</text:p>
                </text:list-item>
                <text:list-item>
                  <text:p text:style-name="P10">Vet Phone</text:p>
                </text:list-item>
              </text:list>
            </text:list-item>
            <text:list-item>
              <text:p text:style-name="P10">Pet Page</text:p>
              <text:list>
                <text:list-item>
                  <text:p text:style-name="P10">Client (ID)</text:p>
                </text:list-item>
                <text:list-item>
                  <text:p text:style-name="P10">Name</text:p>
                </text:list-item>
                <text:list-item>
                  <text:p text:style-name="P10">Rabies Shot Up-to-date</text:p>
                </text:list-item>
                <text:list-item>
                  <text:p text:style-name="P10">Breed</text:p>
                </text:list-item>
                <text:list-item>
                  <text:p text:style-name="P10">Age</text:p>
                </text:list-item>
                <text:list-item>
                  <text:p text:style-name="P10">Health Issues</text:p>
                </text:list-item>
                <text:list-item>
                  <text:p text:style-name="P10">Notes</text:p>
                </text:list-item>
                <text:list-item>
                  <text:p text:style-name="P10">Deceased Status</text:p>
                </text:list-item>
              </text:list>
            </text:list-item>
            <text:list-item>
              <text:p text:style-name="P10">Appointment Page</text:p>
              <text:list>
                <text:list-item>
                  <text:p text:style-name="P10">Client (ID)</text:p>
                </text:list-item>
                <text:list-item>
                  <text:p text:style-name="P10">Pet (ID)</text:p>
                </text:list-item>
                <text:list-item>
                  <text:p text:style-name="P10">Date</text:p>
                </text:list-item>
                <text:list-item>
                  <text:p text:style-name="P10">Time</text:p>
                </text:list-item>
                <text:list-item>
                  <text:p text:style-name="P10">Notes/Descriptio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aa704" officeooo:paragraph-rsid="000aa704"/>
    </style:style>
    <style:style style:name="MP2" style:family="paragraph" style:parent-style-name="Header">
      <style:text-properties style:font-name="Liberation Sans" officeooo:rsid="000aa704" officeooo:paragraph-rsid="000db680"/>
    </style:style>
    <style:style style:name="MP3" style:family="paragraph" style:parent-style-name="Footer">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MP1"/>
      </style:header>
      <loext:header-first>
        <text:p text:style-name="MP2">Jackie Morrison &amp; Robert Stonner</text:p>
        <text:p text:style-name="MP2">CSC 365 SP 2021</text:p>
        <text:p text:style-name="MP2">06/04/2021</text:p>
      </loext:header-first>
      <style:footer>
        <text:p text:style-name="MP3"><text:page-number text:select-page="current">3</text:page-number></text:p>
      </style:footer>
      <loext:footer-first>
        <text:p text:style-name="MP3"><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12:24:26.933189775</meta:creation-date>
    <dc:date>2021-04-06T13:46:34.302782220</dc:date>
    <meta:editing-duration>PT26M44S</meta:editing-duration>
    <meta:editing-cycles>6</meta:editing-cycles>
    <meta:generator>LibreOffice/6.4.6.2$Linux_X86_64 LibreOffice_project/40$Build-2</meta:generator>
    <meta:document-statistic meta:table-count="0" meta:image-count="0" meta:object-count="0" meta:page-count="3" meta:paragraph-count="49" meta:word-count="948" meta:character-count="5703" meta:non-whitespace-character-count="4836"/>
  </office:meta>
</office:document-meta>
</file>